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6.111in"/>
    </style:style>
    <style:style style:name="co3" style:family="table-column">
      <style:table-column-properties fo:break-before="auto" style:column-width="4.57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generaluse</text:p>
          </table:table-cell>
          <table:table-cell table:style-name="ce4" office:value-type="string" calcext:value-type="string">
            <text:p>Data is available for future general research use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table:style-name="ce4" office:value-type="string" calcext:value-type="string">
            <text:p>Future use is limited to research involving the following disease area(s)</text:p>
          </table:table-cell>
          <table:table-cell table:style-name="ce1" office:value-type="string" calcext:value-type="string">
            <text:p>http://purl.obolibrary.org/obo/DOID_162</text:p>
          </table:table-cell>
        </table:table-row>
        <table:table-row table:style-name="ro1">
          <table:table-cell office:value-type="string" calcext:value-type="string">
            <text:p>profitforbidden</text:p>
          </table:table-cell>
          <table:table-cell table:style-name="ce4" office:value-type="string" calcext:value-type="string">
            <text:p>Future use by for-profit entities is prohibited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table:style-name="ce4" office:value-type="string" calcext:value-type="string">
            <text:p>Future use for methods research (analytic/software/technology development) is prohibited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ggregateforbidden</text:p>
          </table:table-cell>
          <table:table-cell table:style-name="ce4" office:value-type="string" calcext:value-type="string">
            <text:p>Future use of aggregate-level data for general research purposes is prohibited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table:style-name="ce4" office:value-type="string" calcext:value-type="string">
            <text:p>Future use is limited to research involving a particular gender</text:p>
          </table:table-cell>
          <table:table-cell table:style-name="ce1" office:value-type="string" calcext:value-type="string">
            <text:p>No restrictions male female</text:p>
          </table:table-cell>
        </table:table-row>
        <table:table-row table:style-name="ro1">
          <table:table-cell office:value-type="string" calcext:value-type="string">
            <text:p>controlforbidden</text:p>
          </table:table-cell>
          <table:table-cell table:style-name="ce4" office:value-type="string" calcext:value-type="string">
            <text:p>Future as a control set for diseases other than those specified is prohibited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table:style-name="ce4" office:value-type="string" calcext:value-type="string">
            <text:p>Future use is limited to research involving a specific population</text:p>
          </table:table-cell>
          <table:table-cell table:style-name="ce2"/>
        </table:table-row>
        <table:table-row table:style-name="ro1">
          <table:table-cell office:value-type="string" calcext:value-type="string">
            <text:p>pediatric</text:p>
          </table:table-cell>
          <table:table-cell table:style-name="ce4" office:value-type="string" calcext:value-type="string">
            <text:p>Future use is limited to pediatric research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fterdate</text:p>
          </table:table-cell>
          <table:table-cell table:style-name="ce4" office:value-type="string" calcext:value-type="string">
            <text:p>Future use is limited to data generated from samples collected after the following consent form date</text:p>
          </table:table-cell>
          <table:table-cell table:style-name="ce2"/>
        </table:table-row>
        <table:table-row table:style-name="ro1">
          <table:table-cell/>
          <table:table-cell table:style-name="ce4"/>
          <table:table-cell table:style-name="ce2"/>
        </table:table-row>
        <table:table-row table:style-name="ro1">
          <table:table-cell/>
          <table:table-cell table:style-name="ce4"/>
          <table:table-cell table:style-name="ce1"/>
        </table:table-row>
        <table:table-row table:style-name="ro1">
          <table:table-cell table:style-name="ce1"/>
          <table:table-cell table:style-name="Default"/>
          <table:table-cell/>
        </table:table-row>
        <table:table-row table:style-name="ro1">
          <table:table-cell table:style-name="ce2"/>
          <table:table-cell table:style-name="ce1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Boolean generalUse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List&lt;String&gt; diseaseRestrictions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Boolean commercialUseExcluded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Boolean methodsResearchExcluded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Boolean aggregateResearchExcluded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String gender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Boolean controlSetExcluded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List&lt;String&gt; populationRestrictions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Boolean pediatricLimited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Date dateRestriction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Gil</meta:initial-creator>
    <meta:creation-date>2016-03-03T17:40:32.384971945</meta:creation-date>
    <dc:date>2016-03-03T18:29:07.779602770</dc:date>
    <dc:creator>Diego Gil</dc:creator>
    <meta:editing-duration>PT18M15S</meta:editing-duration>
    <meta:editing-cycles>1</meta:editing-cycles>
    <meta:document-statistic meta:table-count="1" meta:cell-count="38" meta:object-count="0"/>
    <meta:generator>LibreOffice/4.2.8.2$Linux_X86_64 LibreOffice_project/420m0$Build-2</meta:generator>
  </office:meta>
</office:document-meta>
</file>